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C0000012D365BC3A9B97635BD.png" manifest:media-type="image/png"/>
  <manifest:file-entry manifest:full-path="Pictures/10000201000002D10000030D085020B2C600920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urier" svg:font-family="Courier"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oboto1" svg:font-family="Roboto" style:font-family-generic="system" style:font-pitch="variable"/>
  </office:font-face-decls>
  <office:automatic-styles>
    <style:style style:name="Table2" style:family="table">
      <style:table-properties style:width="6.5in" fo:margin-left="0in" fo:margin-top="0in" fo:margin-bottom="0in" table:align="left" style:writing-mode="lr-tb"/>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background-color="transparent" fo:padding="0.0694in" fo:border="1pt solid #000000">
        <style:background-image/>
      </style:table-cell-properties>
    </style:style>
    <style:style style:name="Table1" style:family="table">
      <style:table-properties style:width="5.8611in" fo:margin-left="0.5in" fo:margin-top="0in" fo:margin-bottom="0in" table:align="left" style:writing-mode="lr-tb"/>
    </style:style>
    <style:style style:name="Table1.A" style:family="table-column">
      <style:table-column-properties style:column-width="5.8611in"/>
    </style:style>
    <style:style style:name="Table1.1" style:family="table-row">
      <style:table-row-properties fo:keep-together="auto"/>
    </style:style>
    <style:style style:name="Table1.A1" style:family="table-cell">
      <style:table-cell-properties style:vertical-align="" fo:background-color="transparent" fo:padding="0.0694in" fo:border="1pt solid #000000">
        <style:background-image/>
      </style:table-cell-properties>
    </style:style>
    <style:style style:name="Table1" style:family="table">
      <style:table-properties style:width="5.8611in" fo:margin-left="0.5in" fo:margin-top="0in" fo:margin-bottom="0in" table:align="left" style:writing-mode="lr-tb"/>
    </style:style>
    <style:style style:name="Table1.A" style:family="table-column">
      <style:table-column-properties style:column-width="5.8611in"/>
    </style:style>
    <style:style style:name="Table1.1" style:family="table-row">
      <style:table-row-properties fo:keep-together="auto"/>
    </style:style>
    <style:style style:name="Table1.A1" style:family="table-cell">
      <style:table-cell-properties style:vertical-align="" fo:background-color="transparent" fo:padding="0.0694in" fo:border="1pt solid #000000">
        <style:background-image/>
      </style:table-cell-properties>
    </style:style>
    <style:style style:name="Table8" style:family="table">
      <style:table-properties style:width="6.5in" fo:margin-left="0in" fo:margin-top="0in" fo:margin-bottom="0in" table:align="left" style:writing-mode="lr-tb"/>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style:vertical-align="" fo:background-color="transparent" fo:padding="0.0694in" fo:border="1pt solid #000000">
        <style:background-image/>
      </style:table-cell-properties>
    </style:style>
    <style:style style:name="Table5" style:family="table">
      <style:table-properties style:width="5.9896in" fo:margin-left="0.5104in" fo:margin-top="0in" fo:margin-bottom="0in" table:align="left" style:writing-mode="lr-tb"/>
    </style:style>
    <style:style style:name="Table5.A" style:family="table-column">
      <style:table-column-properties style:column-width="5.9896in"/>
    </style:style>
    <style:style style:name="Table5.1" style:family="table-row">
      <style:table-row-properties fo:keep-together="auto"/>
    </style:style>
    <style:style style:name="Table5.A1" style:family="table-cell">
      <style:table-cell-properties style:vertical-align="" fo:background-color="transparent" fo:padding="0.0694in" fo:border="1pt solid #000000">
        <style:background-image/>
      </style:table-cell-properties>
    </style:style>
    <style:style style:name="Table3" style:family="table">
      <style:table-properties style:width="5.8507in" fo:margin-left="0in" fo:margin-top="0in" fo:margin-bottom="0in" table:align="left" style:writing-mode="lr-tb"/>
    </style:style>
    <style:style style:name="Table3.A" style:family="table-column">
      <style:table-column-properties style:column-width="5.8507in"/>
    </style:style>
    <style:style style:name="Table3.1" style:family="table-row">
      <style:table-row-properties fo:keep-together="auto"/>
    </style:style>
    <style:style style:name="Table3.A1" style:family="table-cell">
      <style:table-cell-properties style:vertical-align="" fo:background-color="transparent" fo:padding="0.0694in" fo:border="1pt solid #000000">
        <style:background-image/>
      </style:table-cell-properties>
    </style:style>
    <style:style style:name="Table4" style:family="table">
      <style:table-properties style:width="5.8507in" fo:margin-left="0in" fo:margin-top="0in" fo:margin-bottom="0in" table:align="left" style:writing-mode="lr-tb"/>
    </style:style>
    <style:style style:name="Table4.A" style:family="table-column">
      <style:table-column-properties style:column-width="5.8507in"/>
    </style:style>
    <style:style style:name="Table4.1" style:family="table-row">
      <style:table-row-properties fo:keep-together="auto"/>
    </style:style>
    <style:style style:name="Table4.A1" style:family="table-cell">
      <style:table-cell-properties style:vertical-align="" fo:background-color="transparent" fo:padding="0.0694in" fo:border="1pt solid #000000">
        <style:background-image/>
      </style:table-cell-properties>
    </style:style>
    <style:style style:name="Table6" style:family="table">
      <style:table-properties style:width="6.3611in" fo:margin-left="0in" fo:margin-top="0in" fo:margin-bottom="0in" table:align="left" style:writing-mode="lr-tb"/>
    </style:style>
    <style:style style:name="Table6.A" style:family="table-column">
      <style:table-column-properties style:column-width="6.3611in"/>
    </style:style>
    <style:style style:name="Table6.1" style:family="table-row">
      <style:table-row-properties fo:keep-together="auto"/>
    </style:style>
    <style:style style:name="Table6.A1" style:family="table-cell">
      <style:table-cell-properties style:vertical-align="" fo:background-color="transparent" fo:padding="0.0694in" fo:border="1pt solid #000000">
        <style:background-image/>
      </style:table-cell-properties>
    </style:style>
    <style:style style:name="Table7" style:family="table">
      <style:table-properties style:width="6.3611in" fo:margin-left="0in" fo:margin-top="0in" fo:margin-bottom="0in" table:align="left" style:writing-mode="lr-tb"/>
    </style:style>
    <style:style style:name="Table7.A" style:family="table-column">
      <style:table-column-properties style:column-width="6.3611in"/>
    </style:style>
    <style:style style:name="Table7.1" style:family="table-row">
      <style:table-row-properties fo:keep-together="auto"/>
    </style:style>
    <style:style style:name="Table7.A1" style:family="table-cell">
      <style:table-cell-properties style:vertical-align="" fo:background-color="transparent" fo:padding="0.0694in" fo:border="1pt solid #000000">
        <style:background-image/>
      </style:table-cell-properties>
    </style:style>
    <style:style style:name="Table5" style:family="table">
      <style:table-properties style:width="5.9896in" fo:margin-left="0.5104in" fo:margin-top="0in" fo:margin-bottom="0in" table:align="left" style:writing-mode="lr-tb"/>
    </style:style>
    <style:style style:name="Table5.A" style:family="table-column">
      <style:table-column-properties style:column-width="5.9896in"/>
    </style:style>
    <style:style style:name="Table5.1" style:family="table-row">
      <style:table-row-properties fo:keep-together="auto"/>
    </style:style>
    <style:style style:name="Table5.A1" style:family="table-cell">
      <style:table-cell-properties style:vertical-align="" fo:background-color="transparent" fo:padding="0.0694in" fo:border="1pt solid #000000">
        <style:background-image/>
      </style:table-cell-properties>
    </style:style>
    <style:style style:name="Table3" style:family="table">
      <style:table-properties style:width="5.8507in" fo:margin-left="0in" fo:margin-top="0in" fo:margin-bottom="0in" table:align="left" style:writing-mode="lr-tb"/>
    </style:style>
    <style:style style:name="Table3.A" style:family="table-column">
      <style:table-column-properties style:column-width="5.8507in"/>
    </style:style>
    <style:style style:name="Table3.1" style:family="table-row">
      <style:table-row-properties fo:keep-together="auto"/>
    </style:style>
    <style:style style:name="Table3.A1" style:family="table-cell">
      <style:table-cell-properties style:vertical-align="" fo:background-color="transparent" fo:padding="0.0694in" fo:border="1pt solid #000000">
        <style:background-image/>
      </style:table-cell-properties>
    </style:style>
    <style:style style:name="Table4" style:family="table">
      <style:table-properties style:width="5.8507in" fo:margin-left="0in" fo:margin-top="0in" fo:margin-bottom="0in" table:align="left" style:writing-mode="lr-tb"/>
    </style:style>
    <style:style style:name="Table4.A" style:family="table-column">
      <style:table-column-properties style:column-width="5.8507in"/>
    </style:style>
    <style:style style:name="Table4.1" style:family="table-row">
      <style:table-row-properties fo:keep-together="auto"/>
    </style:style>
    <style:style style:name="Table4.A1" style:family="table-cell">
      <style:table-cell-properties style:vertical-align="" fo:background-color="transparent" fo:padding="0.0694in" fo:border="1pt solid #000000">
        <style:background-image/>
      </style:table-cell-properties>
    </style:style>
    <style:style style:name="Table3" style:family="table">
      <style:table-properties style:width="5.8507in" fo:margin-left="0in" fo:margin-top="0in" fo:margin-bottom="0in" table:align="left" style:writing-mode="lr-tb"/>
    </style:style>
    <style:style style:name="Table3.A" style:family="table-column">
      <style:table-column-properties style:column-width="5.8507in"/>
    </style:style>
    <style:style style:name="Table3.1" style:family="table-row">
      <style:table-row-properties fo:keep-together="auto"/>
    </style:style>
    <style:style style:name="Table3.A1" style:family="table-cell">
      <style:table-cell-properties style:vertical-align="" fo:background-color="transparent" fo:padding="0.0694in" fo:border="1pt solid #000000">
        <style:background-image/>
      </style:table-cell-properties>
    </style:style>
    <style:style style:name="Table4" style:family="table">
      <style:table-properties style:width="5.8507in" fo:margin-left="0in" fo:margin-top="0in" fo:margin-bottom="0in" table:align="left" style:writing-mode="lr-tb"/>
    </style:style>
    <style:style style:name="Table4.A" style:family="table-column">
      <style:table-column-properties style:column-width="5.8507in"/>
    </style:style>
    <style:style style:name="Table4.1" style:family="table-row">
      <style:table-row-properties fo:keep-together="auto"/>
    </style:style>
    <style:style style:name="Table4.A1" style:family="table-cell">
      <style:table-cell-properties style:vertical-align="" fo:background-color="transparent" fo:padding="0.0694in" fo:border="1pt solid #000000">
        <style:background-image/>
      </style:table-cell-properties>
    </style:style>
    <style:style style:name="Table6" style:family="table">
      <style:table-properties style:width="6.3611in" fo:margin-left="0in" fo:margin-top="0in" fo:margin-bottom="0in" table:align="left" style:writing-mode="lr-tb"/>
    </style:style>
    <style:style style:name="Table6.A" style:family="table-column">
      <style:table-column-properties style:column-width="6.3611in"/>
    </style:style>
    <style:style style:name="Table6.1" style:family="table-row">
      <style:table-row-properties fo:keep-together="auto"/>
    </style:style>
    <style:style style:name="Table6.A1" style:family="table-cell">
      <style:table-cell-properties style:vertical-align="" fo:background-color="transparent" fo:padding="0.0694in" fo:border="1pt solid #000000">
        <style:background-image/>
      </style:table-cell-properties>
    </style:style>
    <style:style style:name="Table7" style:family="table">
      <style:table-properties style:width="6.3611in" fo:margin-left="0in" fo:margin-top="0in" fo:margin-bottom="0in" table:align="left" style:writing-mode="lr-tb"/>
    </style:style>
    <style:style style:name="Table7.A" style:family="table-column">
      <style:table-column-properties style:column-width="6.3611in"/>
    </style:style>
    <style:style style:name="Table7.1" style:family="table-row">
      <style:table-row-properties fo:keep-together="auto"/>
    </style:style>
    <style:style style:name="Table7.A1" style:family="table-cell">
      <style:table-cell-properties style:vertical-align="" fo:background-color="transparent" fo:padding="0.0694in" fo:border="1pt solid #000000">
        <style:background-image/>
      </style:table-cell-properties>
    </style:style>
    <style:style style:name="Table9" style:family="table">
      <style:table-properties style:width="6.5in" table:align="margins" style:writing-mode="lr-tb"/>
    </style:style>
    <style:style style:name="Table9.A" style:family="table-column">
      <style:table-column-properties style:column-width="6.5in" style:rel-column-width="65535*"/>
    </style:style>
    <style:style style:name="Table9.A1" style:family="table-cell">
      <style:table-cell-properties fo:padding="0.0382in" fo:border="0.05pt solid #000000"/>
    </style:style>
    <style:style style:name="Table10" style:family="table">
      <style:table-properties style:width="6.5in" table:align="margins" style:writing-mode="lr-tb"/>
    </style:style>
    <style:style style:name="Table10.A" style:family="table-column">
      <style:table-column-properties style:column-width="6.5in" style:rel-column-width="65535*"/>
    </style:style>
    <style:style style:name="Table10.A1" style:family="table-cell">
      <style:table-cell-properties fo:padding="0.0382in" fo:border="0.05pt solid #000000"/>
    </style:style>
    <style:style style:name="Table11" style:family="table">
      <style:table-properties style:width="6.5in" table:align="margins" style:writing-mode="lr-tb"/>
    </style:style>
    <style:style style:name="Table11.A" style:family="table-column">
      <style:table-column-properties style:column-width="6.5in" style:rel-column-width="65535*"/>
    </style:style>
    <style:style style:name="Table11.A1" style:family="table-cell">
      <style:table-cell-properties fo:padding="0.0382in" fo:border="0.05pt solid #000000"/>
    </style:style>
    <style:style style:name="P1" style:family="paragraph" style:parent-style-name="normal">
      <style:paragraph-properties fo:line-height="100%" fo:orphans="0" fo:widows="0"/>
    </style:style>
    <style:style style:name="P2" style:family="paragraph" style:parent-style-name="normal">
      <style:paragraph-properties fo:line-height="100%" fo:orphans="0" fo:widows="0"/>
      <style:text-properties officeooo:paragraph-rsid="0008b193"/>
    </style:style>
    <style:style style:name="P3" style:family="paragraph" style:parent-style-name="normal">
      <style:paragraph-properties fo:line-height="100%" fo:orphans="0" fo:widows="0"/>
      <style:text-properties style:font-name="Roboto" fo:font-size="10pt" fo:background-color="#ffffff" style:font-name-asian="Roboto1" style:font-size-asian="10pt" style:font-name-complex="Roboto1" style:font-size-complex="10pt"/>
    </style:style>
    <style:style style:name="P4" style:family="paragraph" style:parent-style-name="normal">
      <style:paragraph-properties fo:line-height="100%" fo:orphans="0" fo:widows="0"/>
      <style:text-properties style:font-name="Roboto" fo:font-size="8pt" fo:font-style="italic" fo:background-color="#ffffff" style:font-name-asian="Roboto1" style:font-size-asian="8pt" style:font-style-asian="italic" style:font-name-complex="Roboto1" style:font-size-complex="8pt"/>
    </style:style>
    <style:style style:name="P5" style:family="paragraph" style:parent-style-name="normal">
      <style:paragraph-properties fo:line-height="100%" fo:orphans="0" fo:widows="0"/>
      <style:text-properties style:font-name="Roboto" fo:font-size="6pt" fo:background-color="#ffffff" style:font-name-asian="Roboto1" style:font-size-asian="6pt" style:font-name-complex="Roboto1" style:font-size-complex="6pt"/>
    </style:style>
    <style:style style:name="P6" style:family="paragraph" style:parent-style-name="normal">
      <style:paragraph-properties fo:line-height="100%" fo:orphans="0" fo:widows="0"/>
      <style:text-properties style:font-name="Roboto" fo:font-size="6pt" fo:font-style="italic" fo:background-color="#ffffff" style:font-name-asian="Roboto1" style:font-size-asian="6pt" style:font-style-asian="italic" style:font-name-complex="Roboto1" style:font-size-complex="6pt"/>
    </style:style>
    <style:style style:name="P7" style:family="paragraph" style:parent-style-name="normal">
      <style:paragraph-properties fo:line-height="108%"/>
    </style:style>
    <style:style style:name="P8" style:family="paragraph" style:parent-style-name="normal">
      <style:paragraph-properties fo:line-height="108%"/>
      <style:text-properties fo:font-size="10.5pt" style:font-size-asian="10.5pt" style:font-size-complex="10.5pt"/>
    </style:style>
    <style:style style:name="P9" style:family="paragraph" style:parent-style-name="normal">
      <style:paragraph-properties fo:line-height="100%" fo:orphans="0" fo:widows="0"/>
      <style:text-properties fo:color="#434343" style:font-name="Courier New" fo:font-size="11.5pt" fo:background-color="#f9f9f9" style:font-name-asian="Courier New1" style:font-size-asian="11.5pt" style:font-name-complex="Courier New1" style:font-size-complex="11.5pt"/>
    </style:style>
    <style:style style:name="P10"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style>
    <style:style style:name="P11" style:family="paragraph" style:parent-style-name="normal" style:master-page-name="">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style:page-number="auto" fo:background-color="transparent" style:writing-mode="lr-tb"/>
      <style:text-properties officeooo:paragraph-rsid="000a77de"/>
    </style:style>
    <style:style style:name="P12"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paragraph-rsid="000a77de" fo:background-color="#ffffff" style:font-name-asian="Roboto1" style:font-size-asian="10pt" style:font-name-complex="Roboto1" style:font-size-complex="10pt"/>
    </style:style>
    <style:style style:name="P13"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paragraph-rsid="000b5ed7" fo:background-color="#ffffff" style:font-name-asian="Roboto1" style:font-size-asian="10pt" style:font-name-complex="Roboto1" style:font-size-complex="10pt"/>
    </style:style>
    <style:style style:name="P14"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0e36db" officeooo:paragraph-rsid="000e36db" fo:background-color="#ffffff" style:font-name-asian="Roboto1" style:font-size-asian="10pt" style:font-name-complex="Roboto1" style:font-size-complex="10pt"/>
    </style:style>
    <style:style style:name="P15" style:family="paragraph" style:parent-style-name="normal">
      <style:paragraph-properties fo:margin-top="0in" fo:margin-bottom="0.25in" loext:contextual-spacing="false" fo:line-height="160%" fo:orphans="0" fo:widows="0"/>
      <style:text-properties fo:color="#555555" style:font-name="Courier New" fo:font-size="10pt" fo:background-color="#eeeeee" style:font-name-asian="Courier New1" style:font-size-asian="10pt" style:font-name-complex="Courier New1" style:font-size-complex="10pt"/>
    </style:style>
    <style:style style:name="P16" style:family="paragraph" style:parent-style-name="Table_20_Contents">
      <style:paragraph-properties fo:text-align="start" style:justify-single-word="false"/>
      <style:text-properties style:font-name="Courier" fo:font-size="8pt" style:font-size-asian="8pt" style:font-size-complex="8pt"/>
    </style:style>
    <style:style style:name="P17" style:family="paragraph" style:parent-style-name="Table_20_Contents">
      <style:paragraph-properties fo:text-align="start" style:justify-single-word="false"/>
      <style:text-properties style:font-name="Courier" fo:font-size="8pt" style:font-name-asian="Roboto1" style:font-size-asian="8pt" style:font-name-complex="Roboto1" style:font-size-complex="8pt"/>
    </style:style>
    <style:style style:name="P18" style:family="paragraph" style:parent-style-name="normal" style:list-style-name="WWNum3" style:master-page-name="Standard">
      <style:paragraph-properties fo:margin-left="0.5in" fo:margin-right="0in" fo:text-indent="-0.25in" style:auto-text-indent="false" style:page-number="1"/>
    </style:style>
    <style:style style:name="P19" style:family="paragraph" style:parent-style-name="normal" style:list-style-name="WWNum3">
      <style:paragraph-properties fo:margin-left="0.5in" fo:margin-right="0in" fo:text-indent="-0.25in" style:auto-text-indent="false"/>
    </style:style>
    <style:style style:name="P20" style:family="paragraph" style:parent-style-name="normal" style:list-style-name="WWNum1">
      <style:paragraph-properties fo:margin-left="0.5in" fo:margin-right="0in" fo:text-indent="-0.25in" style:auto-text-indent="false"/>
    </style:style>
    <style:style style:name="P21" style:family="paragraph" style:parent-style-name="normal" style:list-style-name="WWNum1">
      <style:paragraph-properties fo:margin-left="0.5in" fo:margin-right="0in" fo:line-height="100%" fo:orphans="0" fo:widows="0" fo:text-indent="-0.25in" style:auto-text-indent="false"/>
      <style:text-properties style:font-name="Roboto" fo:font-size="10pt" fo:background-color="#ffffff" style:font-name-asian="Roboto1" style:font-size-asian="10pt" style:font-name-complex="Roboto1" style:font-size-complex="10pt"/>
    </style:style>
    <style:style style:name="P22" style:family="paragraph" style:parent-style-name="normal" style:list-style-name="WWNum1">
      <style:paragraph-properties fo:margin-left="0.5in" fo:margin-right="0in" fo:line-height="100%" fo:orphans="0" fo:widows="0" fo:text-indent="-0.25in" style:auto-text-indent="false"/>
      <style:text-properties style:font-name="Roboto" fo:font-size="10pt" officeooo:paragraph-rsid="000772c1" fo:background-color="#ffffff" style:font-name-asian="Roboto1" style:font-size-asian="10pt" style:font-name-complex="Roboto1" style:font-size-complex="10pt"/>
    </style:style>
    <style:style style:name="P23" style:family="paragraph" style:parent-style-name="normal" style:list-style-name="WWNum2">
      <style:paragraph-properties fo:margin-left="0.5in" fo:margin-right="0in" fo:line-height="100%" fo:orphans="0" fo:widows="0" fo:text-indent="-0.25in" style:auto-text-indent="false"/>
      <style:text-properties style:font-name="Roboto" fo:font-size="10pt" fo:background-color="#ffffff" style:font-name-asian="Roboto1" style:font-size-asian="10pt" style:font-name-complex="Roboto1" style:font-size-complex="10pt"/>
    </style:style>
    <style:style style:name="P24"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0e36db" officeooo:paragraph-rsid="000e36db" fo:background-color="#ffffff" style:font-name-asian="Roboto1" style:font-size-asian="10pt" style:font-name-complex="Roboto1" style:font-size-complex="10pt"/>
    </style:style>
    <style:style style:name="P25"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17c73" officeooo:paragraph-rsid="00117c73" fo:background-color="#ffffff" style:font-name-asian="Roboto1" style:font-size-asian="10pt" style:font-name-complex="Roboto1" style:font-size-complex="10pt"/>
    </style:style>
    <style:style style:name="P26"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27b2b" officeooo:paragraph-rsid="00117c73" fo:background-color="#ffffff" style:font-name-asian="Roboto1" style:font-size-asian="10pt" style:font-name-complex="Roboto1" style:font-size-complex="10pt"/>
    </style:style>
    <style:style style:name="P27"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27b2b" officeooo:paragraph-rsid="00127b2b" fo:background-color="#ffffff" style:font-name-asian="Roboto1" style:font-size-asian="10pt" style:font-name-complex="Roboto1" style:font-size-complex="10pt"/>
    </style:style>
    <style:style style:name="P28" style:family="paragraph" style:parent-style-name="normal" style:list-style-name="L1">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paragraph-rsid="00127b2b"/>
    </style:style>
    <style:style style:name="P29"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paragraph-rsid="00127b2b"/>
    </style:style>
    <style:style style:name="P30"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rsid="00127b2b" officeooo:paragraph-rsid="00127b2b"/>
    </style:style>
    <style:style style:name="T1" style:family="text">
      <style:text-properties style:font-name="Roboto" fo:font-size="10pt" fo:background-color="#ffffff" loext:char-shading-value="0" style:font-name-asian="Roboto1" style:font-size-asian="10pt" style:font-name-complex="Roboto1" style:font-size-complex="10pt"/>
    </style:style>
    <style:style style:name="T2" style:family="text">
      <style:text-properties style:font-name="Roboto" fo:font-size="10pt" officeooo:rsid="000a77de" fo:background-color="#ffffff" loext:char-shading-value="0" style:font-name-asian="Roboto1" style:font-size-asian="10pt" style:font-name-complex="Roboto1" style:font-size-complex="10pt"/>
    </style:style>
    <style:style style:name="T3" style:family="text">
      <style:text-properties style:font-name="Roboto" fo:font-size="10pt" officeooo:rsid="00117c73" fo:background-color="#ffffff" loext:char-shading-value="0" style:font-name-asian="Roboto1" style:font-size-asian="10pt" style:font-name-complex="Roboto1" style:font-size-complex="10pt"/>
    </style:style>
    <style:style style:name="T4" style:family="text">
      <style:text-properties style:font-name="Roboto" fo:font-size="8pt" fo:font-style="italic" fo:background-color="#ffffff" loext:char-shading-value="0" style:font-name-asian="Roboto1" style:font-size-asian="8pt" style:font-style-asian="italic" style:font-name-complex="Roboto1" style:font-size-complex="8pt"/>
    </style:style>
    <style:style style:name="T5" style:family="text">
      <style:text-properties style:font-name="Roboto" fo:font-size="8pt" fo:background-color="#ffffff" loext:char-shading-value="0" style:font-name-asian="Roboto1" style:font-size-asian="8pt" style:font-name-complex="Roboto1" style:font-size-complex="8pt"/>
    </style:style>
    <style:style style:name="T6" style:family="text">
      <style:text-properties style:font-name="Roboto" fo:font-size="6pt" fo:background-color="#ffffff" loext:char-shading-value="0" style:font-name-asian="Roboto1" style:font-size-asian="6pt" style:font-name-complex="Roboto1" style:font-size-complex="6pt"/>
    </style:style>
    <style:style style:name="T7" style:family="text">
      <style:text-properties style:font-name="Roboto" fo:font-size="6pt" fo:background-color="#ffff00" loext:char-shading-value="0" style:font-name-asian="Roboto1" style:font-size-asian="6pt" style:font-name-complex="Roboto1" style:font-size-complex="6pt"/>
    </style:style>
    <style:style style:name="T8" style:family="text">
      <style:text-properties fo:color="#1155cc" style:font-name="Roboto" fo:font-size="10pt" style:text-underline-style="solid" style:text-underline-width="auto" style:text-underline-color="font-color" fo:background-color="#ffffff" loext:char-shading-value="0" style:font-name-asian="Roboto1" style:font-size-asian="10pt" style:font-name-complex="Roboto1" style:font-size-complex="10pt"/>
    </style:style>
    <style:style style:name="T9" style:family="text">
      <style:text-properties officeooo:rsid="00117c73"/>
    </style:style>
    <style:style style:name="T10" style:family="text">
      <style:text-properties style:font-name="Courier" fo:font-size="8pt" style:font-size-asian="8pt" style:font-size-complex="8pt"/>
    </style:style>
    <style:style style:name="T11" style:family="text">
      <style:text-properties officeooo:rsid="0014088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862in" fo:text-indent="-0.25in" fo:margin-left="0.58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2in" fo:text-indent="-0.25in" fo:margin-left="0.836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2in" fo:text-indent="-0.25in" fo:margin-left="1.086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2in" fo:text-indent="-0.25in" fo:margin-left="1.336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2in" fo:text-indent="-0.25in" fo:margin-left="1.586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2in" fo:text-indent="-0.25in" fo:margin-left="1.836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2in" fo:text-indent="-0.25in" fo:margin-left="2.086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2in" fo:text-indent="-0.25in" fo:margin-left="2.336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2in" fo:text-indent="-0.25in" fo:margin-left="2.586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2in" fo:text-indent="-0.25in" fo:margin-left="2.836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719162642" text:style-name="WWNum3">
        <text:list-item>
          <text:p text:style-name="P18">Copy of the launch file from ROS Ag and work to get each element to load without error</text:p>
        </text:list-item>
        <text:list-item>
          <text:p text:style-name="P19">Go back and piece together your startup commands and get each of them working 1-by-1</text:p>
        </text:list-item>
        <text:list-item>
          <text:p text:style-name="P19">One of the differences is the TTGO board is controlling steering and speed. When the switch is set to be in “ROS Mode”, then it will need to listen to cmd_vel</text:p>
        </text:list-item>
      </text:list>
      <text:p text:style-name="normal"/>
      <table:table table:name="Table2" table:style-name="Table2">
        <table:table-column table:style-name="Table2.A"/>
        <table:table-row table:style-name="Table2.1">
          <table:table-cell table:style-name="Table2.A1" office:value-type="string">
            <text:p text:style-name="P3">Old fashioned way of starting things:</text:p>
            <text:p text:style-name="P3">$ bash ros_start.sh (gui) - step 1</text:p>
            <table:table table:name="Table1" table:style-name="Table1">
              <table:table-column table:style-name="Table1.A"/>
              <table:table-row table:style-name="Table1.1">
                <table:table-cell table:style-name="Table1.A1" office:value-type="string">
                  <text:p text:style-name="P3">roslaunch teensy_launch.launch</text:p>
                  <text:p text:style-name="P3">roslaunch nmea_serial_driver.launch</text:p>
                </table:table-cell>
              </table:table-row>
            </table:table>
            <text:p text:style-name="P3">$ python serial_to_ros.py <text:s/>(gui) - step 1 # takes output from IMU nano and publishes it</text:p>
            <text:p text:style-name="P3">$ roslaunch tractor_teleop drive.launch (gui) - step 2</text:p>
            <text:p text:style-name="P3">$ roslaunch nmea_serial_driver.launch (gui) - step 3</text:p>
            <text:p text:style-name="P3"/>
            <text:p text:style-name="P3"/>
            <text:p text:style-name="P3">$ roslaunch nmea_serial_driver.launch</text:p>
            <text:p text:style-name="P3">/home/ubuntu/catkin_ws/src/nmea_navsat_driver/launch</text:p>
            <text:p text:style-name="P3">$ rosrun beginner_tutorials gps_odom.py (gui) - step 4</text:p>
            <text:p text:style-name="P3">$ roslaunch lawn_tractor_sim lawn_tractor.launch (gui) - step 5</text:p>
          </table:table-cell>
        </table:table-row>
      </table:table>
      <text:p text:style-name="normal"/>
      <table:table table:name="Table8" table:style-name="Table8">
        <table:table-column table:style-name="Table8.A"/>
        <table:table-row table:style-name="Table8.1">
          <table:table-cell table:style-name="Table8.A1" office:value-type="string">
            <text:p text:style-name="P3">Previous way of starting things:</text:p>
            <table:table table:name="Table5" table:style-name="Table5">
              <table:table-column table:style-name="Table5.A"/>
              <table:table-row table:style-name="Table5.1">
                <table:table-cell table:style-name="Table5.A1" office:value-type="string">
                  <text:p text:style-name="P3">roslaunch teensy_launch.launch</text:p>
                  <text:p text:style-name="P4"># used to set parameters and start rosserial_python to get data from Teensy boards to ROS</text:p>
                  <text:p text:style-name="P4">publish</text:p>
                  <text:p text:style-name="P4"># steering angle, speed and control the steering motor and transmission control motor</text:p>
                  <text:p text:style-name="P4"/>
                  <table:table table:name="Table3" table:style-name="Table3">
                    <table:table-column table:style-name="Table3.A"/>
                    <table:table-row table:style-name="Table3.1">
                      <table:table-cell table:style-name="Table3.A1" office:value-type="string">
                        <text:p text:style-name="P5">&lt;rosparam param="steering"&gt;[-14000.0, 13500.0, 0.0, 60.0, 3.0]&lt;/rosparam&gt;</text:p>
                        <text:p text:style-name="P5">&lt;rosparam param="speed"&gt;[1000.0, 1290.0, 1600.0, 135.0, -100.0, 70.0, 5.0, 0.0, 20.0]&lt;/rosparam&gt;</text:p>
                        <text:p text:style-name="P5">&lt;node ns="transmission_teensy" name="transmission_cntrl" pkg="rosserial_python" type="serial_node.py" args="/dev/transmission_control" output="screen" /&gt;</text:p>
                        <text:p text:style-name="P5">&lt;node ns="left_speed_teensy" name="left_speed" pkg="rosserial_python" type="serial_node.py" args="/dev/odom_left" output="screen" /&gt;</text:p>
                        <text:p text:style-name="P5">&lt;node ns="front_angle_teensy" name="front_angle" pkg="rosserial_python" type="serial_node.py" args="/dev/front_angle" output="screen" /&gt;</text:p>
                        <text:p text:style-name="P5">&lt;node ns="steer_motor_teensy" name="steer_motor" pkg="rosserial_python" type="serial_node.py" args="/dev/steer_motor" output="screen" /&gt;</text:p>
                      </table:table-cell>
                    </table:table-row>
                  </table:table>
                  <text:p text:style-name="P3"/>
                  <text:p text:style-name="P3">roslaunch nmea_serial_driver.launch</text:p>
                  <text:p text:style-name="P1"><text:span text:style-name="T4"># used to start </text:span><text:span text:style-name="T5">nmea_navsat_driver</text:span></text:p>
                  <text:p text:style-name="P5"/>
                  <table:table table:name="Table4" table:style-name="Table4">
                    <table:table-column table:style-name="Table4.A"/>
                    <table:table-row table:style-name="Table4.1">
                      <table:table-cell table:style-name="Table4.A1" office:value-type="string">
                        <text:p text:style-name="P5"><text:s text:c="2"/>&lt;arg name="port" default="/dev/ttyUSB0" /&gt;</text:p>
                        <text:p text:style-name="P5"><text:s text:c="2"/>&lt;arg name="baud" default="4800" /&gt;</text:p>
                        <text:p text:style-name="P5"><text:s text:c="2"/>&lt;arg name="frame_id" default="gps" /&gt;</text:p>
                        <text:p text:style-name="P5"><text:s text:c="2"/>&lt;arg name="use_GNSS_time" default="False" /&gt;</text:p>
                        <text:p text:style-name="P5"><text:s text:c="2"/>&lt;arg name="time_ref_source" default="gps" /&gt;</text:p>
                        <text:p text:style-name="P5"><text:s text:c="2"/>&lt;arg name="useRMC" default="False" /&gt;</text:p>
                        <text:p text:style-name="P5"/>
                        <text:p text:style-name="P5"><text:s text:c="2"/>&lt;node name="nmea_serial_driver_node" pkg="nmea_navsat_driver" type="nmea_serial_driver" output="screen"&gt;</text:p>
                        <text:p text:style-name="P5"><text:s text:c="4"/>&lt;param name="port" value="$(arg port)"/&gt;</text:p>
                        <text:p text:style-name="P5"><text:s text:c="4"/>&lt;param name="baud" value="$(arg baud)" /&gt;</text:p>
                        <text:p text:style-name="P5"><text:s text:c="4"/>&lt;param name="frame_id" value="$(arg frame_id)" /&gt;</text:p>
                        <text:p text:style-name="P5"><text:s text:c="4"/>&lt;param name="use_GNSS_time" value="$(arg use_GNSS_time)" /&gt;</text:p>
                        <text:p text:style-name="P5"><text:s text:c="4"/>&lt;param name="time_ref_source" value="$(arg time_ref_source)" /&gt;</text:p>
                        <text:p text:style-name="P5"><text:s text:c="4"/>&lt;param name="useRMC" value="$(arg useRMC)" /&gt;</text:p>
                        <text:p text:style-name="P5"><text:s text:c="2"/>&lt;/node&gt;</text:p>
                      </table:table-cell>
                    </table:table-row>
                  </table:table>
                  <text:p text:style-name="P3"/>
                </table:table-cell>
              </table:table-row>
            </table:table>
            <text:p text:style-name="P3">$ python serial_to_ros.py <text:s/># takes output from IMU nano and produces ros topics from a serial data stream</text:p>
            <text:p text:style-name="P3"/>
            <text:p text:style-name="P3">$ roslaunch tractor_teleop drive.launch </text:p>
            <text:p text:style-name="P3"><text:soft-page-break/></text:p>
            <table:table table:name="Table6" table:style-name="Table6">
              <table:table-column table:style-name="Table6.A"/>
              <table:table-row table:style-name="Table6.1">
                <table:table-cell table:style-name="Table6.A1" office:value-type="string">
                  <text:p text:style-name="P5">&lt;launch&gt;</text:p>
                  <text:p text:style-name="P5"><text:s text:c="2"/>&lt;!-- Joystick Input Node --&gt;</text:p>
                  <text:p text:style-name="P5"><text:s text:c="2"/>&lt;include file="$(find tractor_teleop)/launch/drive_teleop.launch"/&gt;</text:p>
                  <text:p text:style-name="P5"><text:s text:c="2"/>&lt;!-- Multiplex Motor Commands Node --&gt;</text:p>
                  <text:p text:style-name="P1"><text:span text:style-name="T6"><text:s text:c="2"/>&lt;include file="$(find tractor_teleop)/launch</text:span><text:span text:style-name="T7">/cmd_vel_mux.launch"/&gt; <text:s/>{this let <text:s/>the joystick take over if needed}</text:span></text:p>
                  <text:p text:style-name="P5">&lt;/launch&gt;</text:p>
                </table:table-cell>
              </table:table-row>
            </table:table>
            <text:p text:style-name="P3"/>
            <text:p text:style-name="P3">$ rosrun beginner_tutorials gps_odom.py</text:p>
            <text:p text:style-name="P1"><text:span text:style-name="T4"># Subscribes to </text:span><text:span text:style-name="T5">heading and fix and then publishes odom, plus broadcasts a transform between odom and base_footprint</text:span></text:p>
            <table:table table:name="Table7" table:style-name="Table7">
              <table:table-column table:style-name="Table7.A"/>
              <table:table-row table:style-name="Table7.1">
                <table:table-cell table:style-name="Table7.A1" office:value-type="string">
                  <text:p text:style-name="P5"><text:s/>self.heading_sub = rospy.Subscriber("heading", QuaternionStamped, self.heading_callback)</text:p>
                  <text:p text:style-name="P5"><text:s/>self.fix_sub = rospy.Subscriber("fix", NavSatFix, self.gps_callback)</text:p>
                  <text:p text:style-name="P5"><text:s/>self.odom_pub = rospy.Publisher("odom", Odometry, queue_size=1)</text:p>
                  <text:p text:style-name="P5">odom_broadcaster.sendTransform((_xg, _yg, 0.0), self.odom_quat, rospy.Time.now(), "base_footprint", "odom") </text:p>
                </table:table-cell>
              </table:table-row>
            </table:table>
            <text:p text:style-name="P3"/>
            <text:p text:style-name="P3">$ roslaunch lawn_tractor_sim lawn_tractor.launch</text:p>
            <text:p text:style-name="P6"># Set the URDF, <text:s/>pkg="robot_state_publisher", node pkg="mbf_costmap_nav", node pkg="lawn_tractor_navigation", pkg="map_server" and fake localizations:</text:p>
            <text:p text:style-name="P6">&lt;node pkg="tf" type="static_transform_publisher" name="map_to_odom" args="0.0 0.0 0.0 0 0 0.0 map odom 100"/&gt;</text:p>
            <text:p text:style-name="P6">&lt;node pkg="tf" type="static_transform_publisher" name="map_to_utm" args="0.0 0.0 0.0 0 0 0.0 map utm 100"/&gt;</text:p>
            <text:p text:style-name="P10"/>
          </table:table-cell>
        </table:table-row>
      </table:table>
      <text:p text:style-name="normal"/>
      <text:p text:style-name="normal"/>
      <text:p text:style-name="normal">I want a tree similar to below</text:p>
      <text:p text:style-name="P7"><draw:frame draw:style-name="fr2" draw:name="image1.png" text:anchor-type="as-char" svg:width="3.8291in" svg:height="4.1445in" draw:z-index="0"><draw:image xlink:href="Pictures/10000201000002D10000030D085020B2C600920A.png" xlink:type="simple" xlink:show="embed" xlink:actuate="onLoad" loext:mime-type="image/png"/></draw:frame></text:p>
      <text:p text:style-name="P8"/>
      <text:p text:style-name="P8">So I’m going to:</text:p>
      <text:list xml:id="list2376391807" text:style-name="WWNum1">
        <text:list-item>
          <text:p text:style-name="P20">$ <text:span text:style-name="T1">roslaunch </text:span><text:s/>/home/tractor/catkin_ws/src/nmea_navsat_driver/launch/<text:span text:style-name="T1">nmea_serial_driver.launch</text:span></text:p>
        </text:list-item>
        <text:list-item>
          <text:p text:style-name="P21">$ cd /home/tractor/catkin_ws/src/beginner_tutorials/scripts</text:p>
        </text:list-item>
        <text:list-item>
          <text:p text:style-name="P21"/>
        </text:list-item>
        <text:list-item>
          <text:p text:style-name="P20"><text:soft-page-break/>$ chmod <text:s/>+x <text:span text:style-name="T1">gps_odom</text:span>.py </text:p>
        </text:list-item>
        <text:list-item>
          <text:p text:style-name="P21">$ rosrun beginner_tutorials gps_odom.py</text:p>
        </text:list-item>
        <text:list-item>
          <text:p text:style-name="P21">$ rosrun <text:s/>/home/tractor/catkin_ws/src/beginner_tutorials/scripts/gps_odom.py</text:p>
        </text:list-item>
        <text:list-item>
          <text:p text:style-name="P21">$ roslaunch lawn_tractor_sim lawn_tractor.launch <text:s/>(execute this a piece at a time and work through the issues)</text:p>
        </text:list-item>
      </text:list>
      <text:p text:style-name="P3"/>
      <text:list xml:id="list3648039705" text:style-name="WWNum2">
        <text:list-item>
          <text:p text:style-name="P23">$ source /home/tractor//catkin/devel/setup.bash</text:p>
        </text:list-item>
      </text:list>
      <text:p text:style-name="P3"/>
      <text:p text:style-name="P3">$ python3</text:p>
      <text:p text:style-name="P15">&gt;&gt;&gt; help("modules")</text:p>
      <text:p text:style-name="P9">$ geonav_transform not listed</text:p>
      <text:p text:style-name="P3"/>
      <text:p text:style-name="P3"/>
      <text:p text:style-name="P3">This url helped with the gps_odom.py tuple issue </text:p>
      <text:p text:style-name="P1"><text:a xlink:type="simple" xlink:href="http://www.tcrobots.org/Lawntractor/slack2html/html/lawntractor2020.html" text:style-name="Standard" text:visited-style-name="Standard"><text:span text:style-name="T8">http://www.tcrobots.org/Lawntractor/slack2html/html/lawntractor2020.html</text:span></text:a></text:p>
      <text:p text:style-name="P1"/>
      <table:table table:name="Table9" table:style-name="Table9">
        <table:table-column table:style-name="Table9.A"/>
        <table:table-row table:style-name="TableLine94721132982848">
          <table:table-cell table:style-name="Table9.A1" office:value-type="string">
            <text:list xml:id="list140638953960416" text:continue-list="list2376391807" text:style-name="WWNum1">
              <text:list-item>
                <text:p text:style-name="P22">$ roslaunch chip_imu_driver example.launch port:=/dev/ttyUSB1</text:p>
              </text:list-item>
              <text:list-item>
                <text:p text:style-name="P22">$ roslaunch <text:s/>/home/tractor/catkin_ws/src/nmea_navsat_driver/launch/nmea_serial_driver.launch</text:p>
              </text:list-item>
              <text:list-item>
                <text:p text:style-name="P22">$ rosrun <text:s/>/home/tractor/catkin_ws/src/beginner_tutorials/scripts/gps_odom.py</text:p>
              </text:list-item>
            </text:list>
          </table:table-cell>
        </table:table-row>
      </table:table>
      <text:p text:style-name="P1"/>
      <text:p text:style-name="P1"/>
      <text:p text:style-name="P2">catkin_make --only-pkg-with-deps <text:s/><text:span text:style-name="T1">chip_imu_driver</text:span></text:p>
      <text:p text:style-name="P1">catkin_make --only-pkg-with-deps &lt;target_package&gt;</text:p>
      <text:p text:style-name="P1"/>
      <text:p text:style-name="P11"><text:span text:style-name="T1">$ roslaunch <text:s/>/home/tractor/catkin_ws/src/nmea_navsat_driver/launch/nmea_</text:span><text:span text:style-name="T2">to_odom</text:span><text:span text:style-name="T1">.launch</text:span></text:p>
      <text:p text:style-name="P12"/>
      <text:p text:style-name="P12"><text:s/>&lt;?xml version="1.0"?&gt;</text:p>
      <text:p text:style-name="P12"><text:s text:c="4"/>&lt;launch&gt;</text:p>
      <text:p text:style-name="P12"><text:s text:c="6"/>&lt;node name="my_node" pkg="my_package" type="my_node"/&gt;</text:p>
      <text:p text:style-name="P12"><text:s text:c="4"/>&lt;/launch&gt;</text:p>
      <text:p text:style-name="P12">and</text:p>
      <text:p text:style-name="P12"/>
      <text:p text:style-name="P12">roscore&amp; <text:s text:c="4"/></text:p>
      <text:p text:style-name="P12">rosrun my_package my_node</text:p>
      <text:p text:style-name="P12"/>
      <text:p text:style-name="P12"><text:s/>&lt;?xml version="1.0"?&gt;</text:p>
      <text:p text:style-name="P12"><text:s text:c="4"/>&lt;launch&gt;</text:p>
      <text:p text:style-name="P13"><text:s text:c="6"/>&lt;node name="gps_odom.py" pkg="beginner_tutorials" type="gps_odom.py"/&gt;</text:p>
      <text:p text:style-name="P12"><text:s text:c="4"/>&lt;/launch&gt;</text:p>
      <text:p text:style-name="P12">and</text:p>
      <text:p text:style-name="P12"/>
      <text:p text:style-name="P12">roscore&amp; <text:s text:c="4"/></text:p>
      <text:p text:style-name="P13">rosrun beginner_tutorials gps_odom.py</text:p>
      <text:p text:style-name="P13"/>
      <text:p text:style-name="P13"/>
      <text:p text:style-name="P14">11/21/22 – checking the tree</text:p>
      <text:p text:style-name="P14">$ rosrun tf2_tools view_frames.py <text:span text:style-name="T11">&amp;&amp; evince frames.pdf</text:span></text:p>
      <text:p text:style-name="P14"/>
      <text:p text:style-name="P14">This is all I have</text:p>
      <text:p text:style-name="P14"/>
      <text:p text:style-name="P14"/>
      <text:p text:style-name="P14"><text:soft-page-break/></text:p>
      <text:p text:style-name="P14"/>
      <text:p text:style-name="P14"><draw:frame draw:style-name="fr1" draw:name="Image1" text:anchor-type="char" svg:x="0.1457in" svg:y="-0.1807in" svg:width="3.3335in" svg:height="2.2598in" draw:z-index="1"><draw:image xlink:href="Pictures/10000201000001BC0000012D365BC3A9B97635BD.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5">This is in the URDF file</text:p>
      <text:p text:style-name="P25">&lt;mesh filename="package://lawn_tractor_sim/meshes/lawn_tractor.dae" scale='1 1 1'/&gt;</text:p>
      <text:p text:style-name="P25"/>
      <text:p text:style-name="P25">So I will download the lawn_tractor.dae file and create the same folder structure then use the URDF and see if it loads</text:p>
      <text:p text:style-name="P25"/>
      <text:p text:style-name="P25"/>
      <text:p text:style-name="P25"/>
      <text:p text:style-name="P27">I have put these in a new folder:</text:p>
      <text:list xml:id="list573455336" text:style-name="L1">
        <text:list-item>
          <text:p text:style-name="P28"><text:span text:style-name="T3">lawn_tractor.dae</text:span></text:p>
        </text:list-item>
        <text:list-item>
          <text:p text:style-name="P28"><text:span text:style-name="T3">lawn_tractor.urdf.xacro</text:span></text:p>
        </text:list-item>
      </text:list>
      <text:p text:style-name="P29"><text:span text:style-name="T3"/></text:p>
      <text:p text:style-name="P30"><text:span text:style-name="T3">I </text:span><text:span text:style-name="T1">have added to </text:span></text:p>
      <table:table table:name="Table10" table:style-name="Table10">
        <table:table-column table:style-name="Table10.A"/>
        <table:table-row table:style-name="TableLine94721168080912">
          <table:table-cell table:style-name="Table10.A1" office:value-type="string">
            <text:p text:style-name="P16"><text:s text:c="4"/>&lt;!-- robot_description is used by nodes that publish to joint_states. --&gt;</text:p>
            <text:p text:style-name="P16"><text:s text:c="4"/>&lt;param name="robot_description"</text:p>
            <text:p text:style-name="P16"><text:s text:c="11"/>command="$(find xacro)/xacro --inorder $(find lawn_tractor_sim)/urdf/lawn_tractor.urdf.xacro"/&gt;</text:p>
            <text:p text:style-name="P16"/>
            <text:p text:style-name="P16"><text:s text:c="4"/>&lt;!-- Read joint positions from joint_states, then publish the vehicle's</text:p>
            <text:p text:style-name="P16"><text:s text:c="9"/>state to tf. --&gt;</text:p>
            <text:p text:style-name="P16"><text:s text:c="4"/>&lt;node name="vehicle_state_publisher" pkg="robot_state_publisher"</text:p>
            <text:p text:style-name="P16"><text:s text:c="10"/>type="robot_state_publisher"&gt;</text:p>
            <text:p text:style-name="P16"><text:s text:c="6"/>&lt;param name="publish_frequency" value="30.0"/&gt;</text:p>
            <text:p text:style-name="P16"><text:s text:c="4"/>&lt;/node&gt;</text:p>
          </table:table-cell>
        </table:table-row>
      </table:table>
      <text:p text:style-name="P30"><text:span text:style-name="T1"/></text:p>
      <text:p text:style-name="P29"><text:span text:style-name="T3"/></text:p>
      <text:p text:style-name="P27">$ catkin_make –only-pkg-with-deps lawn_tractor_sim <text:s/><text:span text:style-name="T11"># did not work. <text:s/>I used an absolute reference </text:span></text:p>
      <table:table table:name="Table11" table:style-name="Table11">
        <table:table-column table:style-name="Table11.A"/>
        <table:table-row table:style-name="TableLine94721160458624">
          <table:table-cell table:style-name="Table11.A1" office:value-type="string">
            <text:p text:style-name="P17">command="$(find xacro)/xacro --inorder /home/tractor/catkin_ws/src/lawn_tractor_sim/urdf/lawn_tractor.urdf.xacro"/&gt;</text:p>
          </table:table-cell>
        </table:table-row>
      </table:table>
      <text:p text:style-name="P27"/>
      <text:p text:style-name="P27"/>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urier" svg:font-family="Courier"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1-22T14:06:38.030882364</dc:date>
    <meta:editing-duration>PT14H7M54S</meta:editing-duration>
    <meta:editing-cycles>3</meta:editing-cycles>
    <meta:generator>LibreOffice/6.4.7.2$Linux_X86_64 LibreOffice_project/40$Build-2</meta:generator>
    <meta:document-statistic meta:table-count="11" meta:image-count="2" meta:object-count="0" meta:page-count="4" meta:paragraph-count="116" meta:word-count="673" meta:character-count="6440" meta:non-whitespace-character-count="5736"/>
  </office:meta>
</office:document-meta>
</file>